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D0000002DEBACFA2E802E18D1.png" manifest:media-type="image/png"/>
  <manifest:file-entry manifest:full-path="Pictures/100001DC000004A7000004A72B993E0616711901.svg" manifest:media-type="image/svg+xml"/>
  <manifest:file-entry manifest:full-path="Pictures/10000201000002C3000002C304EF87E4E5F60C74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 PT1" svg:font-family="'Futura PT'"/>
    <style:font-face style:name="Operator Mono Lig Book1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3" style:family="graphic" style:parent-style-name="standard" style:list-style-name="L4">
      <style:graphic-properties draw:stroke="none" svg:stroke-color="#000000" draw:fill="none" draw:fill-color="#ffffff" fo:min-height="1.588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3.977cm" draw:shadow="hidden" draw:shadow-offset-x="0.071cm" draw:shadow-offset-y="0.071cm" draw:shadow-color="#c6c6c6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99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5">
      <style:graphic-properties draw:stroke="none" svg:stroke-color="#000000" draw:fill="none" draw:fill-color="#ffffff" fo:min-height="1.0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1.99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1.58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99cm" fo:min-width="4.345cm" draw:shadow="hidden" draw:shadow-offset-x="0.071cm" draw:shadow-offset-y="0.071cm" draw:shadow-color="#c6c6c6" draw:shadow-opacity="100%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60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49" style:family="graphic" style:parent-style-name="standard">
      <style:graphic-properties draw:stroke="solid" svg:stroke-width="0.053cm" svg:stroke-color="#111111" draw:marker-start-width="0.28cm" draw:marker-end-width="0.28cm" draw:fill-color="#111111" draw:textarea-horizontal-align="justify" draw:textarea-vertical-align="middle" draw:auto-grow-height="false" fo:min-height="0.485cm" fo:min-width="0.208cm" fo:padding-top="0.152cm" fo:padding-bottom="0.152cm" fo:padding-left="0.277cm" fo:padding-right="0.277cm"/>
    </style:style>
    <style:style style:name="gr50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52" style:family="graphic" style:parent-style-name="standard">
      <style:graphic-properties draw:stroke="solid" svg:stroke-width="0.053cm" svg:stroke-color="#111111" draw:marker-start-width="0.28cm" draw:marker-end-width="0.28cm" draw:fill-color="#20589d" draw:textarea-horizontal-align="justify" draw:textarea-vertical-align="middle" draw:auto-grow-height="false" fo:min-height="0.485cm" fo:min-width="0.208cm" fo:padding-top="0.152cm" fo:padding-bottom="0.152cm" fo:padding-left="0.277cm" fo:padding-right="0.277cm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60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63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74" style:family="graphic" style:parent-style-name="standard">
      <style:graphic-properties draw:stroke="none" draw:fill="none" draw:fill-color="#ffffff" fo:min-height="0.551cm"/>
      <style:paragraph-properties style:writing-mode="lr-tb"/>
    </style:style>
    <style:style style:name="gr75" style:family="graphic" style:parent-style-name="standard">
      <style:graphic-properties draw:stroke="none" draw:fill="none" draw:fill-color="#ffffff" fo:min-height="0.509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1.996cm"/>
      <style:paragraph-properties style:writing-mode="lr-tb"/>
    </style:style>
    <style:style style:name="P1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0.5pt" fo:letter-spacing="0.046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1" fo:font-size="11pt" fo:font-style="italic" fo:text-shadow="1pt 1pt" style:font-size-asian="11pt" style:font-style-asian="italic" style:font-size-complex="11pt" style:font-style-complex="italic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style:paragraph-properties fo:margin-left="0.102cm" fo:margin-right="0cm" fo:text-indent="0cm"/>
    </style:style>
    <style:style style:name="P9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1" fo:font-size="12pt" fo:font-style="italic" fo:font-weight="normal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style:writing-mode="lr-tb"/>
      <style:text-properties fo:color="#333333" loext:opacity="100%" style:font-name="Ubuntu Mono1" fo:font-size="12pt" fo:font-style="normal" fo:font-weight="normal" style:font-size-asian="10.5pt" style:font-size-complex="10.5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none" style:font-size-asian="9pt" style:font-style-asian="normal" style:font-size-complex="9pt" style:font-style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111111" loext:opacity="100%" style:font-name="Futura PT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1" fo:font-size="12pt" fo:font-style="italic" fo:font-weight="normal" style:font-size-asian="10.5pt" style:font-size-complex="10.5pt"/>
    </style:style>
    <style:style style:name="P19" style:family="paragraph">
      <loext:graphic-properties draw:fill="none"/>
      <style:paragraph-properties fo:text-align="center" style:writing-mode="lr-tb"/>
      <style:text-properties fo:background-color="transparent"/>
    </style:style>
    <style:style style:name="P2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1" fo:font-size="11pt" fo:font-style="italic" fo:text-shadow="1pt 1pt" style:font-size-asian="11pt" style:font-style-asian="italic" style:font-size-complex="11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15pt" fo:font-style="italic" style:font-size-asian="15pt" style:font-style-asian="italic" style:font-size-complex="15pt" style:font-style-complex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3pt" fo:font-style="normal" style:font-size-asian="13pt" style:font-style-asian="normal" style:font-size-complex="13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4e4e4e" loext:opacity="10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dddddd" loext:opacity="100%" style:font-name="Merriweather" fo:font-size="4.90000009536743pt" fo:font-style="italic" fo:font-weight="bold" fo:background-color="#333333" style:font-size-asian="5.40000009536743pt" style:font-weight-asian="bold" style:font-size-complex="5.40000009536743pt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4.90000009536743pt" fo:font-style="italic" fo:font-weight="bold" fo:background-color="transparent" style:font-size-asian="5.40000009536743pt" style:font-weight-asian="bold" style:font-size-complex="5.40000009536743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3pt" style:font-size-asian="13pt" style:font-size-complex="13pt"/>
    </style:style>
    <style:style style:name="P33" style:family="paragraph">
      <style:paragraph-properties fo:margin-left="0cm" fo:margin-right="0cm" fo:margin-top="0cm" fo:margin-bottom="0cm" fo:line-height="100%" fo:text-align="end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P40" style:family="paragraph">
      <loext:graphic-properties draw:fill="solid"/>
      <style:paragraph-properties fo:text-align="center"/>
      <style:text-properties fo:color="#111111" loext:opacity="100%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2pt" fo:letter-spacing="0.046cm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2pt" fo:font-weight="bold" style:font-size-asian="12pt" style:font-weight-asian="bold" style:font-size-complex="12pt" style:font-weight-complex="bold"/>
    </style:style>
    <style:style style:name="P43" style:family="paragraph">
      <loext:graphic-properties draw:fill-color="#111111"/>
      <style:paragraph-properties fo:text-align="center"/>
    </style:style>
    <style:style style:name="P44" style:family="paragraph">
      <loext:graphic-properties draw:fill="solid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3pt" fo:text-shadow="none" style:text-underline-style="none" style:font-size-asian="13pt" style:font-size-complex="13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7" style:family="paragraph">
      <loext:graphic-properties draw:fill-color="#20589d"/>
      <style:paragraph-properties fo:text-align="center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51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normal" style:font-style-complex="normal"/>
    </style:style>
    <style:style style:name="P57" style:family="paragraph">
      <loext:graphic-properties draw:fill="none" draw:fill-color="#ffffff"/>
      <style:paragraph-properties style:writing-mode="lr-tb"/>
      <style:text-properties fo:color="#333333" loext:opacity="100%" style:font-name="Operator Mono Lig Book1" fo:font-size="12pt" style:text-underline-style="solid" style:text-underline-width="auto" style:text-underline-color="font-color" style:font-size-asian="16pt" style:font-size-complex="16pt"/>
    </style:style>
    <style:style style:name="P58" style:family="paragraph">
      <loext:graphic-properties draw:fill="none" draw:fill-color="#ffffff"/>
      <style:paragraph-properties style:writing-mode="lr-tb"/>
      <style:text-properties fo:color="#333333" loext:opacity="10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T1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0pt" fo:letter-spacing="0.046cm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fo:background-color="transparent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3pt" fo:font-style="italic" fo:text-shadow="none" style:text-underline-style="none" fo:font-weight="bold" style:letter-kerning="true" fo:background-color="transparent" style:font-name-asian="Droid Sans Fallback" style:font-size-asian="13pt" style:font-style-asian="italic" style:font-weight-asian="bold" style:font-name-complex="FreeSans" style:font-size-complex="13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111111" loext:opacity="100%" style:font-name="Ubuntu Mono1" fo:font-size="12pt" fo:font-weight="normal" style:font-size-asian="9pt" style:font-size-complex="9pt"/>
    </style:style>
    <style:style style:name="T6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loext:opacity="100%" style:font-name="Ubuntu Mono1" fo:font-size="12pt" fo:font-style="normal" fo:font-weight="normal" style:font-size-asian="9pt" style:font-size-complex="9pt"/>
    </style:style>
    <style:style style:name="T8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40pt" fo:font-style="normal" fo:text-shadow="none" style:text-underline-style="none" fo:font-weight="normal" style:letter-kerning="true" fo:background-color="transparent" style:font-name-asian="Droid Sans Fallback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40pt" fo:font-style="normal" fo:text-shadow="none" style:text-underline-style="none" fo:font-weight="bold" style:letter-kerning="true" fo:background-color="transparent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111111" loext:opacity="100%" style:font-name="Futura PT Bold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333333" loext:opacity="100%" style:font-name="Ubuntu Mono1" fo:font-size="12pt" fo:font-weight="normal" style:font-size-asian="9pt" style:font-size-complex="9pt"/>
    </style:style>
    <style:style style:name="T13" style:family="text">
      <style:text-properties fo:background-color="transparent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33333" loext:opacity="100%" style:font-name="Merriweather" fo:font-size="11pt" fo:font-style="italic" style:font-size-asian="11pt" style:font-style-asian="italic" style:font-size-complex="11pt" style:font-style-complex="italic"/>
    </style:style>
    <style:style style:name="T17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8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20" style:family="text">
      <style:text-properties fo:color="#333333" loext:opacity="100%" style:font-name="Merriweather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21" style:family="text">
      <style:text-properties fo:color="#333333" loext:opacity="100%" style:font-name="Futura PT Bold"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111111" loext:opacity="100%" style:font-name="Merriweather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23" style:family="text">
      <style:text-properties fo:color="#111111" loext:opacity="100%" style:font-name="Merriweather" fo:font-size="10pt" fo:font-style="italic" style:font-size-asian="10pt" style:font-style-asian="italic" style:font-size-complex="10pt" style:font-style-complex="italic"/>
    </style:style>
    <style:style style:name="T24" style:family="text">
      <style:text-properties fo:color="#111111" loext:opacity="100%" style:font-name="Merriweather" fo:font-size="10pt" style:font-size-asian="10pt" style:font-size-complex="10pt"/>
    </style:style>
    <style:style style:name="T2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color="#666666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1" style:family="text">
      <style:text-properties fo:font-variant="normal" fo:text-transform="none" fo:color="#464646" loext:opacity="100%" style:text-outline="false" style:text-line-through-style="none" style:text-line-through-type="none" style:font-name="Merriweather" fo:font-size="11pt" fo:font-style="italic" fo:text-shadow="none" style:text-underline-style="none" fo:font-weight="bold" style:letter-kerning="true" fo:background-color="#cccccc" style:font-name-asian="Droid Sans Fallback" style:font-size-asian="11pt" style:font-style-asian="italic" style:font-weight-asian="bold" style:font-name-complex="FreeSans" style:font-size-complex="11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style:letter-kerning="true" fo:background-color="transparent" style:font-name-asian="Droid Sans Fallback" style:font-size-asian="10pt" style:font-style-asian="normal" style:font-name-complex="FreeSans" style:font-size-complex="10pt" style:font-style-complex="normal" style:text-emphasize="none" style:font-relief="none" style:text-overline-style="none" style:text-overline-color="font-color"/>
    </style:style>
    <style:style style:name="T33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fo:background-color="transparent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37" style:family="text">
      <style:text-properties fo:color="#111111" loext:opacity="100%" style:font-name="Ubuntu Medium" fo:font-size="13pt" style:font-size-asian="13pt" style:font-size-complex="13pt"/>
    </style:style>
    <style:style style:name="T38" style:family="text">
      <style:text-properties fo:color="#111111" loext:opacity="100%" style:font-name="Merriweather" fo:font-size="10.5pt" style:font-size-asian="10.5pt" style:font-size-complex="10.5pt"/>
    </style:style>
    <style:style style:name="T3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.5pt" fo:font-style="italic" fo:text-shadow="none" style:text-underline-style="none" fo:font-weight="bold" style:letter-kerning="true" style:font-name-asian="Droid Sans Fallback" style:font-size-asian="10.5pt" style:font-style-asian="italic" style:font-weight-asian="bold" style:font-name-complex="FreeSans" style:font-size-complex="10.5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43" style:family="text">
      <style:text-properties fo:color="#111111" loext:opacity="100%" style:font-name="Futura PT Bold" fo:font-size="13pt" fo:font-weight="bold" style:font-size-asian="13pt" style:font-weight-asian="bold" style:font-size-complex="13pt" style:font-weight-complex="bold"/>
    </style:style>
    <style:style style:name="T44" style:family="text">
      <style:text-properties fo:color="#111111" loext:opacity="100%" style:font-name="Ubuntu Medium" fo:font-size="13pt" fo:text-shadow="none" style:text-underline-style="none" style:font-size-asian="13pt" style:font-size-complex="13pt"/>
    </style:style>
    <style:style style:name="T45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48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9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333333" loext:opacity="100%" style:font-name="Operator Mono Lig Book1" fo:font-size="12pt" style:text-underline-style="solid" style:text-underline-width="auto" style:text-underline-color="font-color" style:font-size-asian="22pt" style:font-size-complex="22pt"/>
    </style:style>
    <style:style style:name="T55" style:family="text">
      <style:text-properties fo:color="#333333" loext:opacity="100%" style:font-name="Operator Mono Lig Book1" fo:font-size="12pt" style:text-underline-style="solid" style:text-underline-width="auto" style:text-underline-color="font-color" fo:background-color="transparent" style:font-size-asian="22pt" style:font-size-complex="22pt"/>
    </style:style>
    <style:style style:name="T56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Page 1" draw:style-name="dp1" draw:master-page-name="Default">
        <draw:line draw:style-name="gr1" draw:text-style-name="P1" draw:layer="layout" svg:x1="3.435cm" svg:y1="3.91cm" svg:x2="20.414cm" svg:y2="3.91cm">
          <text:p/>
        </draw:line>
        <draw:frame draw:style-name="gr2" draw:text-style-name="P3" draw:layer="layout" svg:width="5.228cm" svg:height="0.751cm" svg:x="0.805cm" svg:y="3.805cm">
          <draw:text-box>
            <text:p text:style-name="P2"><text:span text:style-name="T1">Summary</text:span><text:span text:style-name="T2">:</text:span></text:p>
          </draw:text-box>
        </draw:frame>
        <draw:frame draw:style-name="gr3" draw:text-style-name="P5" draw:layer="layout" svg:width="20.324cm" svg:height="1.838cm" svg:x="0.834cm" svg:y="8.274cm">
          <draw:text-box>
            <text:p text:style-name="P4"><text:span text:style-name="T3">But mainly I’m working as a Frontend developer. Who built a lot of web applications using web technologies like Bootstrap (react-bootstrap), Reactjs, Gatsbyjs, Gulp, Pug/Jade, Sass, Ajax, Webpack</text:span></text:p>
          </draw:text-box>
        </draw:frame>
        <draw:frame draw:style-name="gr4" draw:text-style-name="P7" draw:layer="layout" svg:width="4.477cm" svg:height="0.919cm" svg:x="0.828cm" svg:y="2.476cm">
          <draw:text-box>
            <text:p text:style-name="P6"><text:span text:style-name="T4">Software Engineer</text:span></text:p>
          </draw:text-box>
        </draw:frame>
        <draw:frame draw:style-name="gr5" draw:text-style-name="P9" draw:layer="layout" svg:width="3.775cm" svg:height="0.674cm" svg:x="0.8cm" svg:y="0.151cm">
          <draw:text-box>
            <text:p text:style-name="P8"><text:span text:style-name="T5">Cairo, Egypt</text:span></text:p>
          </draw:text-box>
        </draw:frame>
        <draw:frame draw:style-name="gr6" draw:text-style-name="P11" draw:layer="layout" svg:width="2.605cm" svg:height="0.674cm" svg:x="13.674cm" svg:y="0.182cm">
          <draw:text-box>
            <text:p text:style-name="P10"><text:span text:style-name="T6"><text:a xlink:href="https://www.linkedin.com/in/salihcodev" xlink:type="simple">linkedIn</text:a></text:span></text:p>
          </draw:text-box>
        </draw:frame>
        <draw:frame draw:style-name="gr5" draw:text-style-name="P12" draw:layer="layout" svg:width="5.461cm" svg:height="0.674cm" svg:x="4.27cm" svg:y="0.148cm">
          <draw:text-box>
            <text:p><text:span text:style-name="T7"><text:a xlink:href="mailto:ahmedsalihdev@gmail.com" xlink:type="simple">ahmedsalihdev@gmail.com</text:a></text:span></text:p>
          </draw:text-box>
        </draw:frame>
        <draw:frame draw:style-name="gr7" draw:text-style-name="P13" draw:layer="layout" svg:width="2.284cm" svg:height="0.674cm" svg:x="16.028cm" svg:y="0.171cm">
          <draw:text-box>
            <text:p text:style-name="P10"><text:span text:style-name="T8"><text:a xlink:href="https://t.me/salihcodev" xlink:type="simple">telegram</text:a></text:span></text:p>
          </draw:text-box>
        </draw:frame>
        <draw:frame draw:style-name="gr8" draw:text-style-name="P13" draw:layer="layout" svg:width="2.328cm" svg:height="0.674cm" svg:x="18.784cm" svg:y="0.188cm">
          <draw:text-box>
            <text:p text:style-name="P10"><text:span text:style-name="T8"><text:a xlink:href="https://salih.netlify.app/me" xlink:type="simple">website</text:a></text:span></text:p>
          </draw:text-box>
        </draw:frame>
        <draw:frame draw:style-name="gr9" draw:text-style-name="P15" draw:layer="layout" svg:width="8.961cm" svg:height="2.059cm" svg:x="0.804cm" svg:y="0.93cm">
          <draw:text-box>
            <text:p text:style-name="P14"><text:span text:style-name="T9">Ahmad</text:span><text:span text:style-name="T10"> Salih</text:span></text:p>
          </draw:text-box>
        </draw:frame>
        <draw:frame draw:style-name="gr10" draw:text-style-name="P16" draw:layer="layout" svg:width="3.525cm" svg:height="0.886cm" svg:x="0.801cm" svg:y="3.422cm">
          <draw:text-box>
            <text:p><text:span text:style-name="T11">About Me <text:s/></text:span></text:p>
          </draw:text-box>
        </draw:frame>
        <draw:frame draw:style-name="gr11" draw:text-style-name="P17" draw:layer="layout" svg:width="0.746cm" svg:height="0.746cm" svg:x="0.1cm" svg:y="0.103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201000002C3000002C304EF87E4E5F60C74.png" xlink:type="simple" xlink:show="embed" xlink:actuate="onLoad" draw:mime-type="image/png"/>
        </draw:frame>
        <draw:frame draw:style-name="gr5" draw:text-style-name="P18" draw:layer="layout" svg:width="3.775cm" svg:height="0.674cm" svg:x="9.768cm" svg:y="0.156cm">
          <draw:text-box>
            <text:p text:style-name="P8"><text:span text:style-name="T12"><text:a xlink:href="tel:+20%201096477631" xlink:type="simple">+20 1096477631</text:a></text:span></text:p>
          </draw:text-box>
        </draw:frame>
        <draw:frame draw:style-name="gr12" draw:text-style-name="P19" draw:layer="layout" svg:width="0.457cm" svg:height="0.457cm" svg:x="18.484cm" svg:y="0.317cm">
          <draw:image xlink:href="Pictures/100001DC000004A7000004A72B993E0616711901.svg" xlink:type="simple" xlink:show="embed" xlink:actuate="onLoad" draw:mime-type="image/svg+xml">
            <text:p text:style-name="P14"><text:span text:style-name="T13"><text:s/></text:span></text:p>
          </draw:image>
          <draw:image xlink:href="Pictures/100002010000002D0000002DEBACFA2E802E18D1.png" xlink:type="simple" xlink:show="embed" xlink:actuate="onLoad" draw:mime-type="image/png"/>
        </draw:frame>
        <draw:frame draw:style-name="gr13" draw:text-style-name="P21" draw:layer="layout" svg:width="20.238cm" svg:height="1.309cm" svg:x="0.828cm" svg:y="10.057cm">
          <draw:text-box>
            <text:p text:style-name="P20"><text:span text:style-name="T14">One of the other technologies I used before is Docker and built some simple CI/CD pipelines with the help of Circles, Travis also Github actions.</text:span></text:p>
          </draw:text-box>
        </draw:frame>
        <draw:line draw:style-name="gr1" draw:text-style-name="P1" draw:layer="layout" svg:x1="5.841cm" svg:y1="12.223cm" svg:x2="20.298cm" svg:y2="12.223cm">
          <text:p/>
        </draw:line>
        <draw:frame draw:style-name="gr2" draw:text-style-name="P3" draw:layer="layout" svg:width="5.228cm" svg:height="0.751cm" svg:x="0.694cm" svg:y="12.169cm">
          <draw:text-box>
            <text:p text:style-name="P2"><text:span text:style-name="T15">Projects</text:span><text:span text:style-name="T2">:</text:span></text:p>
          </draw:text-box>
        </draw:frame>
        <draw:frame draw:style-name="gr14" draw:text-style-name="P16" draw:layer="layout" svg:width="5.933cm" svg:height="1.411cm" svg:x="0.726cm" svg:y="11.677cm">
          <draw:text-box>
            <text:p><text:span text:style-name="T11">Technical Experience</text:span></text:p>
          </draw:text-box>
        </draw:frame>
        <draw:frame draw:style-name="gr15" draw:text-style-name="P22" draw:layer="layout" svg:width="18.771cm" svg:height="0.742cm" svg:x="1.152cm" svg:y="13.946cm">
          <draw:text-box>
            <text:p text:style-name="P20"><text:span text:style-name="T16">Platform that helps people to sell their products online.</text:span></text:p>
          </draw:text-box>
        </draw:frame>
        <draw:frame draw:style-name="gr16" draw:text-style-name="P23" draw:layer="layout" svg:width="18.72cm" svg:height="0.696cm" svg:x="1.193cm" svg:y="15.228cm">
          <draw:text-box>
            <text:list text:style-name="L2">
              <text:list-item>
                <text:p text:style-name="P4"><text:span text:style-name="T17">Achieved </text:span><text:span text:style-name="T18">authorizing</text:span><text:span text:style-name="T17">/</text:span><text:span text:style-name="T18">authenticating</text:span><text:span text:style-name="T17"> for users.</text:span></text:p>
              </text:list-item>
            </text:list>
          </draw:text-box>
        </draw:frame>
        <draw:frame draw:style-name="gr17" draw:text-style-name="P24" draw:layer="layout" svg:width="13.135cm" svg:height="0.725cm" svg:x="0.99cm" svg:y="13.424cm">
          <draw:text-box>
            <text:p text:style-name="P4"><text:span text:style-name="T19"><text:a xlink:href="https://github.com/salihcodev/fullcart" xlink:type="simple">https://github.com/salihcodev/fullcart</text:a></text:span></text:p>
          </draw:text-box>
        </draw:frame>
        <draw:frame draw:style-name="gr18" draw:text-style-name="P25" draw:layer="layout" svg:width="1.892cm" svg:height="0.696cm" svg:x="1.262cm" svg:y="24.667cm">
          <draw:text-box>
            <text:p text:style-name="P10"><text:span text:style-name="T20">Reactjs</text:span></text:p>
          </draw:text-box>
        </draw:frame>
        <draw:frame draw:style-name="gr18" draw:text-style-name="P26" draw:layer="layout" svg:width="2.699cm" svg:height="0.696cm" svg:x="4.4cm" svg:y="24.648cm">
          <draw:text-box>
            <text:p text:style-name="P10"><text:span text:style-name="T20">Typescript</text:span></text:p>
          </draw:text-box>
        </draw:frame>
        <draw:frame draw:style-name="gr19" draw:text-style-name="P27" draw:layer="layout" svg:width="5.933cm" svg:height="0.835cm" svg:x="0.765cm" svg:y="12.796cm">
          <draw:text-box>
            <text:p text:style-name="P20"><text:span text:style-name="T21"><text:a xlink:href="https://fullcart.netlify.app/" xlink:type="simple">Fullcart</text:a></text:span></text:p>
          </draw:text-box>
        </draw:frame>
        <draw:frame draw:style-name="gr18" draw:text-style-name="P25" draw:layer="layout" svg:width="1.766cm" svg:height="0.696cm" svg:x="2.919cm" svg:y="24.667cm">
          <draw:text-box>
            <text:p text:style-name="P10"><text:span text:style-name="T20">Redu</text:span><text:span text:style-name="T22">x</text:span></text:p>
          </draw:text-box>
        </draw:frame>
        <draw:frame draw:style-name="gr20" draw:text-style-name="P5" draw:layer="layout" svg:width="20.324cm" svg:height="1.309cm" svg:x="0.834cm" svg:y="6.222cm">
          <draw:text-box>
            <text:p text:style-name="P4"><text:span text:style-name="T3">All this in various languages and technologies like ES6+ and (Typescript), Reactjs, React Native, Nodejs, MongoDB, Expressjs, Sass.</text:span></text:p>
          </draw:text-box>
        </draw:frame>
        <draw:frame draw:style-name="gr21" draw:text-style-name="P23" draw:layer="layout" svg:width="18.72cm" svg:height="0.696cm" svg:x="1.193cm" svg:y="16.752cm">
          <draw:text-box>
            <text:list text:style-name="L2">
              <text:list-item>
                <text:p text:style-name="P4"><text:span text:style-name="T17">Implemented </text:span><text:span text:style-name="T18">fully-functional dashboard</text:span><text:span text:style-name="T17"> to make every suppler </text:span><text:span text:style-name="T23">manage</text:span><text:span text:style-name="T17"> their products.</text:span></text:p>
              </text:list-item>
            </text:list>
          </draw:text-box>
        </draw:frame>
        <draw:frame draw:style-name="gr22" draw:text-style-name="P23" draw:layer="layout" svg:width="18.72cm" svg:height="0.696cm" svg:x="1.193cm" svg:y="22.239cm">
          <draw:text-box>
            <text:list text:style-name="L2">
              <text:list-item>
                <text:p text:style-name="P4"><text:span text:style-name="T17">Cart, wishlist and checkout pages.</text:span></text:p>
              </text:list-item>
            </text:list>
          </draw:text-box>
        </draw:frame>
        <draw:frame draw:style-name="gr23" draw:text-style-name="P23" draw:layer="layout" svg:width="18.72cm" svg:height="0.696cm" svg:x="1.193cm" svg:y="23.739cm">
          <draw:text-box>
            <text:list text:style-name="L2">
              <text:list-item>
                <text:p text:style-name="P4"><text:span text:style-name="T24">Single product page that contains </text:span><text:span text:style-name="T18">full-details, reviews (categorized reviews) and basic supller info</text:span><text:span text:style-name="T24">.</text:span></text:p>
              </text:list-item>
            </text:list>
          </draw:text-box>
        </draw:frame>
        <draw:frame draw:style-name="gr24" draw:text-style-name="P23" draw:layer="layout" svg:width="18.72cm" svg:height="0.696cm" svg:x="1.193cm" svg:y="15.728cm">
          <draw:text-box>
            <text:list text:style-name="L2">
              <text:list-item>
                <text:p text:style-name="P4"><text:span text:style-name="T25">Built </text:span><text:span text:style-name="T26">role</text:span><text:span text:style-name="T25"> system for the users </text:span><text:span text:style-name="T27">customers/supplers</text:span><text:span text:style-name="T17">.</text:span></text:p>
              </text:list-item>
            </text:list>
          </draw:text-box>
        </draw:frame>
        <draw:frame draw:style-name="gr18" draw:text-style-name="P26" draw:layer="layout" svg:width="2.699cm" svg:height="0.696cm" svg:x="6.581cm" svg:y="24.671cm">
          <draw:text-box>
            <text:p text:style-name="P10"><text:span text:style-name="T20">Expressjs</text:span></text:p>
          </draw:text-box>
        </draw:frame>
        <draw:frame draw:style-name="gr18" draw:text-style-name="P26" draw:layer="layout" svg:width="2.699cm" svg:height="0.696cm" svg:x="8.64cm" svg:y="24.648cm">
          <draw:text-box>
            <text:p text:style-name="P10"><text:span text:style-name="T20">MongoDB</text:span></text:p>
          </draw:text-box>
        </draw:frame>
        <draw:frame draw:style-name="gr25" draw:text-style-name="P5" draw:layer="layout" svg:width="20.324cm" svg:height="1.838cm" svg:x="0.834cm" svg:y="4.417cm">
          <draw:text-box>
            <text:p text:style-name="P4"><text:span text:style-name="T3"><text:s text:c="3"/></text:span><text:span text:style-name="T3">I’m a general software engineer who usually uses the MERN Stack with experience in the</text:span></text:p>
            <text:p text:style-name="P4"><text:span text:style-name="T3">front-end, in the back-end, not only but also gained some experience in mobile applications</text:span></text:p>
            <text:p text:style-name="P4"><text:span text:style-name="T3">development (not big exp. but willing to build experience).</text:span></text:p>
          </draw:text-box>
        </draw:frame>
        <draw:frame draw:style-name="gr26" draw:text-style-name="P28" draw:layer="layout" svg:width="4.845cm" svg:height="0.649cm" svg:x="4.918cm" svg:y="2.625cm">
          <draw:text-box>
            <text:p text:style-name="P6"><text:span text:style-name="T28">(MERN fullstack developer)</text:span></text:p>
          </draw:text-box>
        </draw:frame>
        <draw:frame draw:style-name="gr18" draw:text-style-name="P26" draw:layer="layout" svg:width="1.803cm" svg:height="0.696cm" svg:x="10.917cm" svg:y="24.648cm">
          <draw:text-box>
            <text:p text:style-name="P10"><text:span text:style-name="T20">Docker</text:span></text:p>
          </draw:text-box>
        </draw:frame>
        <draw:frame draw:style-name="gr27" draw:text-style-name="P29" draw:layer="layout" svg:width="5.448cm" svg:height="0.696cm" svg:x="2.616cm" svg:y="12.887cm">
          <draw:text-box>
            <text:p text:style-name="P20"><text:span text:style-name="T29">( eCommercial platform</text:span><text:span text:style-name="T30">)</text:span></text:p>
          </draw:text-box>
        </draw:frame>
        <draw:frame draw:style-name="gr28" draw:text-style-name="P30" draw:layer="layout" svg:width="5.448cm" svg:height="0.742cm" svg:x="1.164cm" svg:y="14.628cm">
          <draw:text-box>
            <text:p text:style-name="P20"><text:span text:style-name="T31"><text:s/></text:span><text:span text:style-name="T31">Key features </text:span></text:p>
          </draw:text-box>
        </draw:frame>
        <draw:frame draw:style-name="gr29" draw:text-style-name="P23" draw:layer="layout" svg:width="18.638cm" svg:height="0.696cm" svg:x="1.793cm" svg:y="17.252cm">
          <draw:text-box>
            <text:list text:style-name="L3">
              <text:list-item>
                <text:p text:style-name="P4"><text:span text:style-name="T17">Statistics for </text:span><text:span text:style-name="T18">sold, added, order-states and new buyers.</text:span></text:p>
              </text:list-item>
            </text:list>
          </draw:text-box>
        </draw:frame>
        <draw:frame draw:style-name="gr30" draw:text-style-name="P23" draw:layer="layout" svg:width="18.638cm" svg:height="0.696cm" svg:x="1.793cm" svg:y="17.73cm">
          <draw:text-box>
            <text:list text:style-name="L3">
              <text:list-item>
                <text:p text:style-name="P4"><text:span text:style-name="T32">Product controllers </text:span><text:span text:style-name="T27">(</text:span><text:span text:style-name="T18">crud) </text:span><text:span text:style-name="T33">products, with smart product builder.</text:span></text:p>
              </text:list-item>
            </text:list>
          </draw:text-box>
        </draw:frame>
        <draw:frame draw:style-name="gr31" draw:text-style-name="P23" draw:layer="layout" svg:width="18.638cm" svg:height="0.696cm" svg:x="1.793cm" svg:y="18.23cm">
          <draw:text-box>
            <text:list text:style-name="L3">
              <text:list-item>
                <text:p text:style-name="P4"><text:span text:style-name="T17">Categorized products in poth customer’s end and suppler’s end.</text:span></text:p>
              </text:list-item>
            </text:list>
          </draw:text-box>
        </draw:frame>
        <draw:frame draw:style-name="gr32" draw:text-style-name="P23" draw:layer="layout" svg:width="18.638cm" svg:height="0.696cm" svg:x="1.793cm" svg:y="18.752cm">
          <draw:text-box>
            <text:list text:style-name="L3">
              <text:list-item>
                <text:p text:style-name="P4"><text:span text:style-name="T34">Orders page</text:span><text:span text:style-name="T17"> show all needed data about every single </text:span><text:span text:style-name="T18">order</text:span><text:span text:style-name="T17">.</text:span></text:p>
              </text:list-item>
            </text:list>
          </draw:text-box>
        </draw:frame>
        <draw:frame draw:style-name="gr33" draw:text-style-name="P23" draw:layer="layout" svg:width="18.72cm" svg:height="0.696cm" svg:x="1.193cm" svg:y="22.739cm">
          <draw:text-box>
            <text:list text:style-name="L2">
              <text:list-item>
                <text:p text:style-name="P4"><text:span text:style-name="T17">Notifications system to responed for order’s and any thing else should be notified.</text:span></text:p>
              </text:list-item>
            </text:list>
          </draw:text-box>
        </draw:frame>
        <draw:frame draw:style-name="gr34" draw:text-style-name="P23" draw:layer="layout" svg:width="18.72cm" svg:height="0.696cm" svg:x="1.193cm" svg:y="23.239cm">
          <draw:text-box>
            <text:list text:style-name="L2">
              <text:list-item>
                <text:p text:style-name="P4"><text:span text:style-name="T17">Chat erea to keep in touch with your order.</text:span></text:p>
              </text:list-item>
            </text:list>
          </draw:text-box>
        </draw:frame>
        <draw:frame draw:style-name="gr35" draw:text-style-name="P23" draw:layer="layout" svg:width="18.72cm" svg:height="0.696cm" svg:x="1.193cm" svg:y="21.683cm">
          <draw:text-box>
            <text:list text:style-name="L2">
              <text:list-item>
                <text:p text:style-name="P4"><text:span text:style-name="T17">A </text:span><text:span text:style-name="T18">pre-Made</text:span><text:span text:style-name="T17"> suppler </text:span><text:span text:style-name="T23">profile </text:span><text:span text:style-name="T17">and represented as </text:span><text:span text:style-name="T23">‘the company website’.</text:span></text:p>
              </text:list-item>
            </text:list>
          </draw:text-box>
        </draw:frame>
        <draw:frame draw:style-name="gr36" draw:text-style-name="P23" draw:layer="layout" svg:width="18.72cm" svg:height="0.696cm" svg:x="1.193cm" svg:y="19.362cm">
          <draw:text-box>
            <text:list text:style-name="L2">
              <text:list-item>
                <text:p text:style-name="P20"><text:span text:style-name="T17">Shop page that has </text:span><text:span text:style-name="T18">popular </text:span><text:span text:style-name="T17">products and </text:span><text:span text:style-name="T18">suggestion </text:span><text:span text:style-name="T33">for the customer </text:span><text:span text:style-name="T18">(recommendations)</text:span><text:span text:style-name="T33">.</text:span></text:p>
              </text:list-item>
            </text:list>
          </draw:text-box>
        </draw:frame>
        <draw:frame draw:style-name="gr37" draw:text-style-name="P23" draw:layer="layout" svg:width="18.638cm" svg:height="0.696cm" svg:x="1.793cm" svg:y="21.12cm">
          <draw:text-box>
            <text:list text:style-name="L3">
              <text:list-item>
                <text:p text:style-name="P4"><text:span text:style-name="T34">Filtering</text:span><text:span text:style-name="T18"> </text:span><text:span text:style-name="T33">products via </text:span><text:span text:style-name="T18">category, sub-category and price range</text:span><text:span text:style-name="T33">.</text:span></text:p>
              </text:list-item>
            </text:list>
          </draw:text-box>
        </draw:frame>
        <draw:frame draw:style-name="gr38" draw:text-style-name="P23" draw:layer="layout" svg:width="18.72cm" svg:height="0.696cm" svg:x="1.193cm" svg:y="16.228cm">
          <draw:text-box>
            <text:list text:style-name="L2">
              <text:list-item>
                <text:p text:style-name="P4"><text:span text:style-name="T24">Hotlist for </text:span><text:span text:style-name="T34">searching</text:span><text:span text:style-name="T24"> in whole products, Also </text:span><text:span text:style-name="T18">show suggistions</text:span><text:span text:style-name="T24"> about trinding searches.</text:span></text:p>
              </text:list-item>
            </text:list>
          </draw:text-box>
        </draw:frame>
        <draw:frame draw:style-name="gr39" draw:text-style-name="P23" draw:layer="layout" svg:width="18.638cm" svg:height="0.696cm" svg:x="1.793cm" svg:y="20.512cm">
          <draw:text-box>
            <text:list text:style-name="L3">
              <text:list-item>
                <text:p text:style-name="P4"><text:span text:style-name="T24">Implement the capability to </text:span><text:span text:style-name="T23">sort</text:span><text:span text:style-name="T24"> with </text:span><text:span text:style-name="T18">price ranges, creation time, relevance </text:span><text:span text:style-name="T33">and</text:span><text:span text:style-name="T18"> popularity.</text:span></text:p>
              </text:list-item>
            </text:list>
          </draw:text-box>
        </draw:frame>
        <draw:frame draw:style-name="gr40" draw:text-style-name="P23" draw:layer="layout" svg:width="18.638cm" svg:height="0.696cm" svg:x="1.793cm" svg:y="19.949cm">
          <draw:text-box>
            <text:list text:style-name="L3">
              <text:list-item>
                <text:p text:style-name="P20"><text:span text:style-name="T23">Searching</text:span><text:span text:style-name="T24"> in all categories, with </text:span><text:span text:style-name="T18">name</text:span><text:span text:style-name="T24"> and </text:span><text:span text:style-name="T18">ISBN.</text:span></text:p>
              </text:list-item>
            </text:list>
          </draw:text-box>
        </draw:frame>
        <draw:frame draw:style-name="gr41" draw:text-style-name="P31" draw:layer="layout" svg:width="5.448cm" svg:height="0.696cm" svg:x="6.916cm" svg:y="12.887cm">
          <draw:text-box>
            <text:p text:style-name="P20"><text:span text:style-name="T35">__under progress__</text:span></text:p>
          </draw:text-box>
        </draw:frame>
        <draw:frame draw:style-name="gr42" draw:text-style-name="P21" draw:layer="layout" svg:width="20.324cm" svg:height="0.78cm" svg:x="0.834cm" svg:y="7.458cm">
          <draw:text-box>
            <text:p text:style-name="P20"><text:span text:style-name="T36">Recently I found a new interest, Golang</text:span></text:p>
          </draw:text-box>
        </draw:frame>
      </draw:page>
      <draw:page draw:name="page2" draw:style-name="dp1" draw:master-page-name="Default">
        <draw:frame draw:style-name="gr43" draw:text-style-name="P32" draw:layer="layout" svg:width="3.556cm" svg:height="0.856cm" svg:x="2.247cm" svg:y="19.005cm">
          <draw:text-box>
            <text:p><text:span text:style-name="T37">Upwork</text:span></text:p>
          </draw:text-box>
        </draw:frame>
        <draw:frame draw:style-name="gr44" draw:text-style-name="P34" draw:layer="layout" svg:width="5.143cm" svg:height="0.717cm" svg:x="15.244cm" svg:y="19.146cm">
          <draw:text-box>
            <text:p text:style-name="P33"><text:span text:style-name="T38">Juni – 2019: </text:span><text:span text:style-name="T38">Sep <text:s/>- 2020 </text:span></text:p>
          </draw:text-box>
        </draw:frame>
        <draw:frame draw:style-name="gr45" draw:text-style-name="P35" draw:layer="layout" svg:width="5.225cm" svg:height="0.823cm" svg:x="2.263cm" svg:y="20.388cm">
          <draw:text-box>
            <text:p text:style-name="P4"><text:span text:style-name="T39">Web Designer</text:span></text:p>
          </draw:text-box>
        </draw:frame>
        <draw:frame draw:style-name="gr46" draw:text-style-name="P36" draw:layer="layout" svg:width="3.031cm" svg:height="0.742cm" svg:x="4.33cm" svg:y="19.01cm">
          <draw:text-box>
            <text:p text:style-name="P4"><text:span text:style-name="T40">freelancing</text:span></text:p>
          </draw:text-box>
        </draw:frame>
        <draw:frame draw:style-name="gr47" draw:text-style-name="P37" draw:layer="layout" svg:width="5.225cm" svg:height="0.742cm" svg:x="2.241cm" svg:y="21.189cm">
          <draw:text-box>
            <text:p text:style-name="P4"><text:span text:style-name="T41">Highlights</text:span></text:p>
          </draw:text-box>
        </draw:frame>
        <draw:frame draw:style-name="gr48" draw:text-style-name="P38" draw:layer="layout" svg:width="4.145cm" svg:height="0.657cm" svg:x="2.231cm" svg:y="19.616cm">
          <draw:text-box>
            <text:p text:style-name="P4"><text:span text:style-name="T19"><text:a xlink:href="http://upwork.com/" xlink:type="simple">upwork.com</text:a></text:span></text:p>
          </draw:text-box>
        </draw:frame>
        <draw:frame draw:style-name="gr18" draw:text-style-name="P39" draw:layer="layout" svg:width="18.566cm" svg:height="0.696cm" svg:x="2.419cm" svg:y="21.795cm">
          <draw:text-box>
            <text:p text:style-name="P4"><text:span text:style-name="T42">Learned some additional communication skills.</text:span></text:p>
          </draw:text-box>
        </draw:frame>
        <draw:frame draw:style-name="gr18" draw:text-style-name="P39" draw:layer="layout" svg:width="18.566cm" svg:height="0.696cm" svg:x="2.419cm" svg:y="22.395cm">
          <draw:text-box>
            <text:p text:style-name="P4"><text:span text:style-name="T42">Achieved some progress in backend technologies, Because I needed it to finish some projects.</text:span></text:p>
          </draw:text-box>
        </draw:frame>
        <draw:frame draw:style-name="gr18" draw:text-style-name="P39" draw:layer="layout" svg:width="18.566cm" svg:height="0.696cm" svg:x="2.419cm" svg:y="22.995cm">
          <draw:text-box>
            <text:p text:style-name="P4"><text:span text:style-name="T42">Became aware of UI &amp; UX more than the beginning.</text:span></text:p>
          </draw:text-box>
        </draw:frame>
        <draw:line draw:style-name="gr1" draw:text-style-name="P40" draw:layer="layout" svg:x1="4.942cm" svg:y1="18.036cm" svg:x2="20.6cm" svg:y2="18.036cm">
          <text:p/>
        </draw:line>
        <draw:frame draw:style-name="gr2" draw:text-style-name="P41" draw:layer="layout" svg:width="5.228cm" svg:height="0.751cm" svg:x="0.791cm" svg:y="18.09cm">
          <draw:text-box>
            <text:p text:style-name="P2"><text:span text:style-name="T2">Employment:</text:span></text:p>
          </draw:text-box>
        </draw:frame>
        <draw:frame draw:style-name="gr19" draw:text-style-name="P42" draw:layer="layout" svg:width="4.155cm" svg:height="0.835cm" svg:x="0.787cm" svg:y="17.6cm">
          <draw:text-box>
            <text:p><text:span text:style-name="T43">Work Experience</text:span></text:p>
          </draw:text-box>
        </draw:frame>
        <draw:custom-shape draw:style-name="gr49" draw:text-style-name="P43" draw:layer="layout" svg:width="0.762cm" svg:height="0.789cm" svg:x="1.255cm" svg:y="19.149cm">
          <text:p/>
          <draw:enhanced-geometry svg:viewBox="0 0 21600 21600" draw:type="rectangle" draw:enhanced-path="M 0 0 L 21600 0 21600 21600 0 21600 0 0 Z N"/>
        </draw:custom-shape>
        <draw:line draw:style-name="gr50" draw:text-style-name="P44" draw:layer="layout" svg:x1="1.635cm" svg:y1="20.132cm" svg:x2="1.635cm" svg:y2="23.688cm">
          <text:p/>
        </draw:line>
        <draw:frame draw:style-name="gr51" draw:text-style-name="P45" draw:layer="layout" svg:width="13.431cm" svg:height="0.78cm" svg:x="2.252cm" svg:y="8.05cm">
          <draw:text-box>
            <text:p><text:span text:style-name="T44"><text:a xlink:href="https://www.coursera.org/specializations/software-design-architecture" xlink:type="simple">Software Design and Architecture Specialization</text:a></text:span></text:p>
          </draw:text-box>
        </draw:frame>
        <draw:frame draw:style-name="gr48" draw:text-style-name="P46" draw:layer="layout" svg:width="6.666cm" svg:height="0.657cm" svg:x="2.558cm" svg:y="8.783cm">
          <draw:text-box>
            <text:p text:style-name="P4"><text:span text:style-name="T45">OBJECT ORIANTED DESIGN</text:span></text:p>
          </draw:text-box>
        </draw:frame>
        <draw:line draw:style-name="gr1" draw:text-style-name="P40" draw:layer="layout" svg:x1="4.952cm" svg:y1="7.289cm" svg:x2="20.61cm" svg:y2="7.289cm">
          <text:p/>
        </draw:line>
        <draw:frame draw:style-name="gr2" draw:text-style-name="P41" draw:layer="layout" svg:width="5.228cm" svg:height="0.751cm" svg:x="0.801cm" svg:y="7.191cm">
          <draw:text-box>
            <text:p text:style-name="P2"><text:span text:style-name="T2">Certificates:</text:span></text:p>
          </draw:text-box>
        </draw:frame>
        <draw:frame draw:style-name="gr19" draw:text-style-name="P42" draw:layer="layout" svg:width="4.155cm" svg:height="0.835cm" svg:x="0.797cm" svg:y="6.701cm">
          <draw:text-box>
            <text:p><text:span text:style-name="T43">Achievements</text:span></text:p>
          </draw:text-box>
        </draw:frame>
        <draw:custom-shape draw:style-name="gr52" draw:text-style-name="P47" draw:layer="layout" svg:width="0.762cm" svg:height="0.789cm" svg:x="1.26cm" svg:y="8.149cm">
          <text:p/>
          <draw:enhanced-geometry svg:viewBox="0 0 21600 21600" draw:type="rectangle" draw:enhanced-path="M 0 0 L 21600 0 21600 21600 0 21600 0 0 Z N"/>
        </draw:custom-shape>
        <draw:frame draw:style-name="gr53" draw:text-style-name="P48" draw:layer="layout" svg:width="9.188cm" svg:height="0.657cm" svg:x="2.558cm" svg:y="9.384cm">
          <draw:text-box>
            <text:p text:style-name="P20"><text:span text:style-name="T45">DESIGN PATTERNS</text:span></text:p>
          </draw:text-box>
        </draw:frame>
        <draw:frame draw:style-name="gr48" draw:text-style-name="P46" draw:layer="layout" svg:width="6.666cm" svg:height="0.657cm" svg:x="2.558cm" svg:y="9.985cm">
          <draw:text-box>
            <text:p text:style-name="P4"><text:span text:style-name="T45">SOFTWARE ARCHTECTURE</text:span></text:p>
          </draw:text-box>
        </draw:frame>
        <draw:frame draw:style-name="gr51" draw:text-style-name="P45" draw:layer="layout" svg:width="12.174cm" svg:height="0.78cm" svg:x="2.239cm" svg:y="11.25cm">
          <draw:text-box>
            <text:p><text:span text:style-name="T44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48" draw:text-style-name="P46" draw:layer="layout" svg:width="6.666cm" svg:height="0.657cm" svg:x="2.545cm" svg:y="12.039cm">
          <draw:text-box>
            <text:p text:style-name="P4"><text:span text:style-name="T45"><text:a xlink:href="https://www.coursera.org/account/accomplishments/certificate/BKCFVNAFFKDN" xlink:type="simple">GETTING STARTED WITH GO</text:a></text:span></text:p>
          </draw:text-box>
        </draw:frame>
        <draw:custom-shape draw:style-name="gr52" draw:text-style-name="P47" draw:layer="layout" svg:width="0.762cm" svg:height="0.789cm" svg:x="1.247cm" svg:y="11.349cm">
          <text:p/>
          <draw:enhanced-geometry svg:viewBox="0 0 21600 21600" draw:type="rectangle" draw:enhanced-path="M 0 0 L 21600 0 21600 21600 0 21600 0 0 Z N"/>
        </draw:custom-shape>
        <draw:frame draw:style-name="gr54" draw:text-style-name="P48" draw:layer="layout" svg:width="9.188cm" svg:height="0.657cm" svg:x="2.545cm" svg:y="12.64cm">
          <draw:text-box>
            <text:p text:style-name="P20"><text:span text:style-name="T45"><text:a xlink:href="https://www.coursera.org/account/accomplishments/certificate/J5H8SCLC5ETH" xlink:type="simple">FUNCTION, METHODS, AND INTERFACES IN GO</text:a></text:span></text:p>
          </draw:text-box>
        </draw:frame>
        <draw:frame draw:style-name="gr48" draw:text-style-name="P46" draw:layer="layout" svg:width="6.666cm" svg:height="0.657cm" svg:x="2.545cm" svg:y="13.241cm">
          <draw:text-box>
            <text:p text:style-name="P4"><text:span text:style-name="T45"><text:a xlink:href="https://www.coursera.org/account/accomplishments/certificate/W3DF8F9A7V9P" xlink:type="simple">CONCURRENCY IN GO</text:a></text:span></text:p>
          </draw:text-box>
        </draw:frame>
        <draw:frame draw:style-name="gr55" draw:text-style-name="P48" draw:layer="layout" svg:width="6.666cm" svg:height="0.657cm" svg:x="2.558cm" svg:y="10.585cm">
          <draw:text-box>
            <text:p text:style-name="P20"><text:span text:style-name="T45">SOFTWARE ORIANTED ARCHTECTURE</text:span></text:p>
          </draw:text-box>
        </draw:frame>
        <draw:frame draw:style-name="gr44" draw:text-style-name="P49" draw:layer="layout" svg:width="3.502cm" svg:height="0.717cm" svg:x="16.802cm" svg:y="12.025cm">
          <draw:text-box>
            <text:p text:style-name="P33"><text:span text:style-name="T46">(</text:span><text:span text:style-name="T47">November 2021)</text:span></text:p>
          </draw:text-box>
        </draw:frame>
        <draw:frame draw:style-name="gr44" draw:text-style-name="P50" draw:layer="layout" svg:width="4.059cm" svg:height="0.717cm" svg:x="16.245cm" svg:y="12.582cm">
          <draw:text-box>
            <text:p text:style-name="P33"><text:span text:style-name="T46">(</text:span><text:span text:style-name="T48">December <text:s/>2021)</text:span></text:p>
          </draw:text-box>
        </draw:frame>
        <draw:line draw:style-name="gr50" draw:text-style-name="P44" draw:layer="layout" svg:x1="1.64cm" svg:y1="9.066cm" svg:x2="1.64cm" svg:y2="11.221cm">
          <text:p/>
        </draw:line>
        <draw:custom-shape draw:style-name="gr52" draw:text-style-name="P47" draw:layer="layout" svg:width="0.762cm" svg:height="0.789cm" svg:x="1.247cm" svg:y="11.349cm">
          <text:p/>
          <draw:enhanced-geometry svg:viewBox="0 0 21600 21600" draw:type="rectangle" draw:enhanced-path="M 0 0 L 21600 0 21600 21600 0 21600 0 0 Z N"/>
        </draw:custom-shape>
        <draw:line draw:style-name="gr50" draw:text-style-name="P44" draw:layer="layout" svg:x1="1.635cm" svg:y1="12.248cm" svg:x2="1.635cm" svg:y2="13.921cm">
          <text:p/>
        </draw:line>
        <draw:frame draw:style-name="gr44" draw:text-style-name="P50" draw:layer="layout" svg:width="4.059cm" svg:height="0.717cm" svg:x="16.246cm" svg:y="13.22cm">
          <draw:text-box>
            <text:p text:style-name="P51"><text:span text:style-name="T46">(</text:span><text:span text:style-name="T48">December <text:s/>2021)</text:span></text:p>
          </draw:text-box>
        </draw:frame>
        <draw:frame draw:style-name="gr44" draw:text-style-name="P49" draw:layer="layout" svg:width="3.502cm" svg:height="0.717cm" svg:x="16.802cm" svg:y="10.508cm">
          <draw:text-box>
            <text:p text:style-name="P33"><text:span text:style-name="T46">(</text:span><text:span text:style-name="T47">)</text:span></text:p>
          </draw:text-box>
        </draw:frame>
        <draw:frame draw:style-name="gr44" draw:text-style-name="P49" draw:layer="layout" svg:width="3.502cm" svg:height="0.717cm" svg:x="16.802cm" svg:y="9.868cm">
          <draw:text-box>
            <text:p text:style-name="P33"><text:span text:style-name="T47">()</text:span></text:p>
          </draw:text-box>
        </draw:frame>
        <draw:frame draw:style-name="gr44" draw:text-style-name="P49" draw:layer="layout" svg:width="3.502cm" svg:height="0.717cm" svg:x="16.802cm" svg:y="9.28cm">
          <draw:text-box>
            <text:p text:style-name="P33"><text:span text:style-name="T47">()</text:span></text:p>
          </draw:text-box>
        </draw:frame>
        <draw:frame draw:style-name="gr44" draw:text-style-name="P49" draw:layer="layout" svg:width="3.502cm" svg:height="0.717cm" svg:x="16.802cm" svg:y="8.794cm">
          <draw:text-box>
            <text:p text:style-name="P33"><text:span text:style-name="T47">()</text:span></text:p>
          </draw:text-box>
        </draw:frame>
        <draw:frame draw:style-name="gr44" draw:text-style-name="P53" draw:layer="layout" svg:width="2.338cm" svg:height="0.717cm" svg:x="12.302cm" svg:y="11.338cm">
          <draw:text-box>
            <text:p text:style-name="P52"><text:span text:style-name="T46">Coursera</text:span></text:p>
          </draw:text-box>
        </draw:frame>
        <draw:frame draw:style-name="gr44" draw:text-style-name="P53" draw:layer="layout" svg:width="2.338cm" svg:height="0.717cm" svg:x="13.278cm" svg:y="8.139cm">
          <draw:text-box>
            <text:p text:style-name="P52"><text:span text:style-name="T46">Coursera</text:span></text:p>
          </draw:text-box>
        </draw:frame>
        <draw:frame draw:style-name="gr56" draw:text-style-name="P22" draw:layer="layout" svg:width="18.771cm" svg:height="0.742cm" svg:x="1.152cm" svg:y="1.347cm">
          <draw:text-box>
            <text:p text:style-name="P20"><text:span text:style-name="T16">desc1</text:span></text:p>
          </draw:text-box>
        </draw:frame>
        <draw:frame draw:style-name="gr17" draw:text-style-name="P24" draw:layer="layout" svg:width="13.135cm" svg:height="0.725cm" svg:x="0.99cm" svg:y="0.825cm">
          <draw:text-box>
            <text:p text:style-name="P4"><text:span text:style-name="T19"><text:a xlink:href="https://github.com/salihcodev/" xlink:type="simple">https://github.com/salihcodev/</text:a></text:span></text:p>
          </draw:text-box>
        </draw:frame>
        <draw:frame draw:style-name="gr19" draw:text-style-name="P27" draw:layer="layout" svg:width="5.933cm" svg:height="0.835cm" svg:x="0.765cm" svg:y="0.197cm">
          <draw:text-box>
            <text:p text:style-name="P20"><text:span text:style-name="T21"><text:a xlink:href="https://project.app/" xlink:type="simple">Project Name</text:a></text:span></text:p>
          </draw:text-box>
        </draw:frame>
        <draw:frame draw:style-name="gr57" draw:text-style-name="P29" draw:layer="layout" svg:width="5.448cm" svg:height="0.696cm" svg:x="4.116cm" svg:y="0.288cm">
          <draw:text-box>
            <text:p text:style-name="P20"><text:span text:style-name="T29">( type</text:span><text:span text:style-name="T30">)</text:span></text:p>
          </draw:text-box>
        </draw:frame>
        <draw:frame draw:style-name="gr58" draw:text-style-name="P30" draw:layer="layout" svg:width="5.448cm" svg:height="0.742cm" svg:x="1.164cm" svg:y="2.029cm">
          <draw:text-box>
            <text:p text:style-name="P20"><text:span text:style-name="T31"><text:s/></text:span><text:span text:style-name="T31">Key features </text:span></text:p>
          </draw:text-box>
        </draw:frame>
        <draw:frame draw:style-name="gr59" draw:text-style-name="P23" draw:layer="layout" svg:width="18.72cm" svg:height="0.696cm" svg:x="1.193cm" svg:y="3.253cm">
          <draw:text-box>
            <text:list text:style-name="L2">
              <text:list-item>
                <text:p text:style-name="P4"><text:span text:style-name="T24">--</text:span></text:p>
              </text:list-item>
            </text:list>
          </draw:text-box>
        </draw:frame>
        <draw:frame draw:style-name="gr60" draw:text-style-name="P23" draw:layer="layout" svg:width="18.638cm" svg:height="0.696cm" svg:x="1.793cm" svg:y="3.753cm">
          <draw:text-box>
            <text:list text:style-name="L3">
              <text:list-item>
                <text:p text:style-name="P4"><text:span text:style-name="T24">---</text:span></text:p>
              </text:list-item>
            </text:list>
          </draw:text-box>
        </draw:frame>
        <draw:frame draw:style-name="gr61" draw:text-style-name="P23" draw:layer="layout" svg:width="18.72cm" svg:height="0.696cm" svg:x="1.193cm" svg:y="4.363cm">
          <draw:text-box>
            <text:list text:style-name="L2">
              <text:list-item>
                <text:p text:style-name="P20"><text:span text:style-name="T24">--</text:span></text:p>
              </text:list-item>
            </text:list>
          </draw:text-box>
        </draw:frame>
        <draw:frame draw:style-name="gr62" draw:text-style-name="P23" draw:layer="layout" svg:width="18.72cm" svg:height="0.696cm" svg:x="1.193cm" svg:y="2.729cm">
          <draw:text-box>
            <text:list text:style-name="L2">
              <text:list-item>
                <text:p text:style-name="P4"><text:span text:style-name="T24">--</text:span></text:p>
              </text:list-item>
            </text:list>
          </draw:text-box>
        </draw:frame>
        <draw:frame draw:style-name="gr63" draw:text-style-name="P23" draw:layer="layout" svg:width="18.638cm" svg:height="0.696cm" svg:x="1.793cm" svg:y="4.95cm">
          <draw:text-box>
            <text:list text:style-name="L3">
              <text:list-item>
                <text:p text:style-name="P20"><text:span text:style-name="T24">---</text:span></text:p>
              </text:list-item>
            </text:list>
          </draw:text-box>
        </draw:frame>
        <draw:frame draw:style-name="gr18" draw:text-style-name="P25" draw:layer="layout" svg:width="1.892cm" svg:height="0.696cm" svg:x="1.262cm" svg:y="5.768cm">
          <draw:text-box>
            <text:p text:style-name="P10"><text:span text:style-name="T20">Tech</text:span></text:p>
          </draw:text-box>
        </draw:frame>
        <draw:frame draw:style-name="gr51" draw:text-style-name="P32" draw:layer="layout" svg:width="8.388cm" svg:height="0.78cm" svg:x="1.258cm" svg:y="25.302cm">
          <draw:text-box>
            <text:p><text:span text:style-name="T37">UNIVERSITY OF SADAT CITY</text:span></text:p>
          </draw:text-box>
        </draw:frame>
        <draw:frame draw:style-name="gr64" draw:text-style-name="P36" draw:layer="layout" svg:width="3.031cm" svg:height="0.742cm" svg:x="1.548cm" svg:y="26.773cm">
          <draw:text-box>
            <text:p text:style-name="P4"><text:span text:style-name="T40">Law student</text:span></text:p>
          </draw:text-box>
        </draw:frame>
        <draw:frame draw:style-name="gr48" draw:text-style-name="P38" draw:layer="layout" svg:width="4.145cm" svg:height="0.657cm" svg:x="1.564cm" svg:y="25.935cm">
          <draw:text-box>
            <text:p text:style-name="P4"><text:span text:style-name="T19"><text:a xlink:href="http://law.usc.edu.eg/ar" xlink:type="simple">law.usc.edu.eg/ar</text:a></text:span></text:p>
          </draw:text-box>
        </draw:frame>
        <draw:line draw:style-name="gr1" draw:text-style-name="P40" draw:layer="layout" svg:x1="3.296cm" svg:y1="24.589cm" svg:x2="20.611cm" svg:y2="24.589cm">
          <text:p/>
        </draw:line>
        <draw:frame draw:style-name="gr19" draw:text-style-name="P42" draw:layer="layout" svg:width="4.155cm" svg:height="0.835cm" svg:x="0.798cm" svg:y="24.101cm">
          <draw:text-box>
            <text:p><text:span text:style-name="T43">Education</text:span></text:p>
          </draw:text-box>
        </draw:frame>
        <draw:frame draw:style-name="gr44" draw:text-style-name="P34" draw:layer="layout" svg:width="3.502cm" svg:height="0.717cm" svg:x="16.802cm" svg:y="25.413cm">
          <draw:text-box>
            <text:p text:style-name="P33"><text:span text:style-name="T38">2017 - 2021</text:span></text:p>
          </draw:text-box>
        </draw:frame>
        <draw:frame draw:style-name="gr2" draw:text-style-name="P41" draw:layer="layout" svg:width="5.228cm" svg:height="0.751cm" svg:x="0.791cm" svg:y="24.579cm">
          <draw:text-box>
            <text:p text:style-name="P2"><text:span text:style-name="T2">Academic:</text:span></text:p>
          </draw:text-box>
        </draw:frame>
        <draw:frame draw:style-name="gr51" draw:text-style-name="P45" draw:layer="layout" svg:width="12.174cm" svg:height="0.78cm" svg:x="2.226cm" svg:y="13.907cm">
          <draw:text-box>
            <text:p><text:span text:style-name="T44"><text:a xlink:href="https://www.coursera.org/" xlink:type="simple">------</text:a></text:span></text:p>
          </draw:text-box>
        </draw:frame>
        <draw:frame draw:style-name="gr48" draw:text-style-name="P46" draw:layer="layout" svg:width="6.666cm" svg:height="0.657cm" svg:x="2.532cm" svg:y="14.696cm">
          <draw:text-box>
            <text:p text:style-name="P4"><text:span text:style-name="T45">---</text:span></text:p>
          </draw:text-box>
        </draw:frame>
        <draw:custom-shape draw:style-name="gr52" draw:text-style-name="P47" draw:layer="layout" svg:width="0.762cm" svg:height="0.789cm" svg:x="1.234cm" svg:y="14.006cm">
          <text:p/>
          <draw:enhanced-geometry svg:viewBox="0 0 21600 21600" draw:type="rectangle" draw:enhanced-path="M 0 0 L 21600 0 21600 21600 0 21600 0 0 Z N"/>
        </draw:custom-shape>
        <draw:frame draw:style-name="gr65" draw:text-style-name="P48" draw:layer="layout" svg:width="9.188cm" svg:height="0.657cm" svg:x="2.532cm" svg:y="15.297cm">
          <draw:text-box>
            <text:p text:style-name="P20"><text:span text:style-name="T45">---</text:span></text:p>
          </draw:text-box>
        </draw:frame>
        <draw:frame draw:style-name="gr48" draw:text-style-name="P46" draw:layer="layout" svg:width="6.666cm" svg:height="0.657cm" svg:x="2.532cm" svg:y="15.898cm">
          <draw:text-box>
            <text:p text:style-name="P4"><text:span text:style-name="T45">--</text:span></text:p>
          </draw:text-box>
        </draw:frame>
        <draw:frame draw:style-name="gr44" draw:text-style-name="P49" draw:layer="layout" svg:width="3.502cm" svg:height="0.717cm" svg:x="16.789cm" svg:y="14.682cm">
          <draw:text-box>
            <text:p text:style-name="P33"><text:span text:style-name="T47">()</text:span></text:p>
          </draw:text-box>
        </draw:frame>
        <draw:frame draw:style-name="gr44" draw:text-style-name="P50" draw:layer="layout" svg:width="4.059cm" svg:height="0.717cm" svg:x="16.232cm" svg:y="15.239cm">
          <draw:text-box>
            <text:p text:style-name="P33"><text:span text:style-name="T48">()</text:span></text:p>
          </draw:text-box>
        </draw:frame>
        <draw:custom-shape draw:style-name="gr52" draw:text-style-name="P47" draw:layer="layout" svg:width="0.762cm" svg:height="0.789cm" svg:x="1.234cm" svg:y="14.006cm">
          <text:p/>
          <draw:enhanced-geometry svg:viewBox="0 0 21600 21600" draw:type="rectangle" draw:enhanced-path="M 0 0 L 21600 0 21600 21600 0 21600 0 0 Z N"/>
        </draw:custom-shape>
        <draw:line draw:style-name="gr50" draw:text-style-name="P44" draw:layer="layout" svg:x1="1.627cm" svg:y1="14.955cm" svg:x2="1.627cm" svg:y2="16.494cm">
          <text:p/>
        </draw:line>
        <draw:frame draw:style-name="gr44" draw:text-style-name="P50" draw:layer="layout" svg:width="4.059cm" svg:height="0.717cm" svg:x="16.233cm" svg:y="15.877cm">
          <draw:text-box>
            <text:p text:style-name="P33"><text:span text:style-name="T48">()</text:span></text:p>
          </draw:text-box>
        </draw:frame>
        <draw:frame draw:style-name="gr44" draw:text-style-name="P53" draw:layer="layout" svg:width="2.338cm" svg:height="0.717cm" svg:x="12.289cm" svg:y="13.995cm">
          <draw:text-box>
            <text:p text:style-name="P52"><text:span text:style-name="T46">Coursera</text:span></text:p>
          </draw:text-box>
        </draw:frame>
      </draw:page>
      <draw:page draw:name="Page 3" draw:style-name="dp1" draw:master-page-name="Default">
        <draw:frame draw:style-name="gr66" draw:text-style-name="P54" draw:layer="layout" svg:width="7.385cm" svg:height="0.742cm" svg:x="1.107cm" svg:y="1.643cm">
          <draw:text-box>
            <text:p text:style-name="P4"><text:span text:style-name="T49">Languages:</text:span></text:p>
          </draw:text-box>
        </draw:frame>
        <draw:frame draw:style-name="gr67" draw:text-style-name="P55" draw:layer="layout" svg:width="8.182cm" svg:height="0.742cm" svg:x="1.812cm" svg:y="2.24cm">
          <draw:text-box>
            <text:p text:style-name="P4"><text:span text:style-name="T50">Arabic <text:s text:c="2"/></text:span><text:span text:style-name="T40">native</text:span></text:p>
          </draw:text-box>
        </draw:frame>
        <draw:frame draw:style-name="gr68" draw:text-style-name="P55" draw:layer="layout" svg:width="8.436cm" svg:height="0.742cm" svg:x="1.807cm" svg:y="2.843cm">
          <draw:text-box>
            <text:p text:style-name="P4"><text:span text:style-name="T51">English</text:span></text:p>
          </draw:text-box>
        </draw:frame>
        <draw:frame draw:style-name="gr69" draw:text-style-name="P55" draw:layer="layout" svg:width="7.674cm" svg:height="0.742cm" svg:x="1.807cm" svg:y="3.443cm">
          <draw:text-box>
            <text:p text:style-name="P4"><text:span text:style-name="T51">Deutsch</text:span></text:p>
          </draw:text-box>
        </draw:frame>
        <draw:frame draw:style-name="gr70" draw:text-style-name="P56" draw:layer="layout" svg:width="3.249cm" svg:height="0.742cm" svg:x="5.007cm" svg:y="5.286cm">
          <draw:text-box>
            <text:p text:style-name="P4"><text:span text:style-name="T52">(github)</text:span></text:p>
          </draw:text-box>
        </draw:frame>
        <draw:frame draw:style-name="gr71" draw:text-style-name="P56" draw:layer="layout" svg:width="3.448cm" svg:height="0.742cm" svg:x="4.986cm" svg:y="5.875cm">
          <draw:text-box>
            <text:p text:style-name="P4"><text:span text:style-name="T53">(</text:span><text:span text:style-name="T52">linkedIn)</text:span><text:span text:style-name="T52"><text:tab/></text:span></text:p>
          </draw:text-box>
        </draw:frame>
        <draw:frame draw:style-name="gr72" draw:text-style-name="P56" draw:layer="layout" svg:width="4.011cm" svg:height="0.742cm" svg:x="4.989cm" svg:y="6.463cm">
          <draw:text-box>
            <text:p text:style-name="P4"><text:span text:style-name="T53">(twitter</text:span><text:span text:style-name="T52">)</text:span></text:p>
          </draw:text-box>
        </draw:frame>
        <draw:frame draw:style-name="gr73" draw:text-style-name="P54" draw:layer="layout" svg:width="6.876cm" svg:height="0.742cm" svg:x="1.107cm" svg:y="4.543cm">
          <draw:text-box>
            <text:p text:style-name="P4"><text:span text:style-name="T49">More useful links:</text:span></text:p>
          </draw:text-box>
        </draw:frame>
        <draw:frame draw:style-name="gr74" draw:text-style-name="P57" draw:layer="layout" svg:width="3.065cm" svg:height="0.801cm" svg:x="1.87cm" svg:y="5.749cm">
          <draw:text-box>
            <text:p><text:span text:style-name="T54"><text:a xlink:href="https://www.linkedin.com/in/salihcodev" xlink:type="simple">@salihcodev</text:a></text:span></text:p>
          </draw:text-box>
        </draw:frame>
        <draw:frame draw:style-name="gr75" draw:text-style-name="P58" draw:layer="layout" svg:width="3.069cm" svg:height="0.759cm" svg:x="1.866cm" svg:y="6.35cm">
          <draw:text-box>
            <text:p><text:span text:style-name="T55"><text:a xlink:href="https://www.twitter.com/salihcodev" xlink:type="simple">@salihcodev</text:a></text:span></text:p>
          </draw:text-box>
        </draw:frame>
        <draw:frame draw:style-name="gr76" draw:text-style-name="P56" draw:layer="layout" svg:width="4.011cm" svg:height="0.742cm" svg:x="4.984cm" svg:y="7.064cm">
          <draw:text-box>
            <text:p text:style-name="P4"><text:span text:style-name="T53">(facebook</text:span><text:span text:style-name="T52">)</text:span></text:p>
          </draw:text-box>
        </draw:frame>
        <draw:frame draw:style-name="gr75" draw:text-style-name="P58" draw:layer="layout" svg:width="3.069cm" svg:height="0.759cm" svg:x="1.861cm" svg:y="6.951cm">
          <draw:text-box>
            <text:p><text:span text:style-name="T55"><text:a xlink:href="https://www.facebook.com/salihcodev" xlink:type="simple">@salihcodev</text:a></text:span></text:p>
          </draw:text-box>
        </draw:frame>
        <draw:frame draw:style-name="gr74" draw:text-style-name="P57" draw:layer="layout" svg:width="3.065cm" svg:height="0.801cm" svg:x="1.871cm" svg:y="5.15cm">
          <draw:text-box>
            <text:p><text:span text:style-name="T54"><text:a xlink:href="https://www.github.com/salihcodev" xlink:type="simple">@salihcodev</text:a></text:span></text:p>
          </draw:text-box>
        </draw:frame>
        <draw:line draw:style-name="gr1" draw:text-style-name="P40" draw:layer="layout" svg:x1="2.524cm" svg:y1="0.988cm" svg:x2="20.605cm" svg:y2="0.988cm">
          <text:p/>
        </draw:line>
        <draw:frame draw:style-name="gr77" draw:text-style-name="P41" draw:layer="layout" svg:width="5.228cm" svg:height="1.251cm" svg:x="0.796cm" svg:y="0.934cm">
          <draw:text-box>
            <text:p text:style-name="P2"><text:span text:style-name="T56">More Info About Me</text:span></text:p>
          </draw:text-box>
        </draw:frame>
        <draw:frame draw:style-name="gr19" draw:text-style-name="P42" draw:layer="layout" svg:width="4.155cm" svg:height="0.835cm" svg:x="0.792cm" svg:y="0.5cm">
          <draw:text-box>
            <text:p><text:span text:style-name="T43">Extra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 PT1" svg:font-family="'Futura PT'"/>
    <style:font-face style:name="Operator Mono Lig Book1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1.7.2$Linux_X86_64 LibreOffice_project/10$Build-2</meta:generator>
    <dc:date>2021-12-20T01:23:58.035010718</dc:date>
    <meta:editing-duration>P1DT12H12M13S</meta:editing-duration>
    <meta:editing-cycles>570</meta:editing-cycles>
    <meta:document-statistic meta:object-count="136"/>
  </office:meta>
</office:document-meta>
</file>